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imbus Roman No9 L" svg:font-family="'Nimbus Roman No9 L'"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584" officeooo:paragraph-rsid="00087584"/>
    </style:style>
    <style:style style:name="P2" style:family="paragraph" style:parent-style-name="Text_20_body">
      <style:paragraph-properties style:line-height-at-least="0.577cm" fo:text-align="start" style:justify-single-word="false"/>
      <style:text-properties fo:font-variant="normal" fo:text-transform="none" fo:color="#252525" style:font-name="sans-serif" fo:font-size="8.89999961853027pt" fo:letter-spacing="normal" fo:font-style="normal" fo:font-weight="normal" fo:background-color="#f9f9f9" fo:padding="0cm" fo:border="none"/>
    </style:style>
    <style:style style:name="P3" style:family="paragraph" style:parent-style-name="Text_20_body" style:list-style-name="">
      <style:text-properties fo:font-variant="normal" fo:text-transform="none" fo:color="#000000" style:font-name="sans-serif" fo:letter-spacing="normal" fo:font-style="normal" fo:font-weight="normal" officeooo:rsid="00087584" officeooo:paragraph-rsid="00087584"/>
    </style:style>
    <style:style style:name="P4" style:family="paragraph" style:parent-style-name="Text_20_body" style:list-style-name="">
      <style:paragraph-properties fo:text-align="center" style:justify-single-word="false"/>
      <style:text-properties fo:font-variant="normal" fo:text-transform="none" fo:color="#000000" style:font-name="Droid Sans Mono" fo:font-size="13pt" fo:letter-spacing="normal" fo:font-style="normal" fo:font-weight="normal" officeooo:rsid="00116433" officeooo:paragraph-rsid="00116433" style:font-size-asian="13pt" style:font-style-asian="normal" style:font-size-complex="13pt" style:font-style-complex="normal"/>
    </style:style>
    <style:style style:name="P5" style:family="paragraph" style:parent-style-name="Text_20_body" style:list-style-name="L1">
      <style:paragraph-properties fo:margin-top="0cm" fo:margin-bottom="0cm" style:contextual-spacing="false" fo:padding="0cm" fo:border="none"/>
    </style:style>
    <style:style style:name="P6" style:family="paragraph" style:parent-style-name="Text_20_body">
      <style:paragraph-properties fo:margin-left="0cm" fo:margin-right="0cm" fo:margin-top="0cm" fo:margin-bottom="0cm" style:contextual-spacing="false" style:line-height-at-least="0.577cm" fo:text-align="center" style:justify-single-word="false" fo:text-indent="0cm" style:auto-text-indent="false"/>
      <style:text-properties fo:font-variant="normal" fo:text-transform="none" fo:color="#0b0080" style:text-line-through-style="none" style:text-line-through-type="none" fo:letter-spacing="normal" style:text-underline-style="none" style:text-blinking="false" fo:background-color="#f9f9f9" fo:padding="0.079cm" fo:border="0.06pt solid #cccccc"/>
    </style:style>
    <style:style style:name="P7"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8" style:family="paragraph" style:parent-style-name="Text_20_body">
      <style:paragraph-properties fo:margin-left="0cm" fo:margin-right="0cm" style:line-height-at-least="0.577cm" fo:text-indent="0cm" style:auto-text-indent="false"/>
    </style:style>
    <style:style style:name="P9" style:family="paragraph" style:parent-style-name="Text_20_body">
      <style:paragraph-properties fo:margin-left="0cm" fo:margin-right="0cm" fo:line-height="100%" fo:text-indent="0cm" style:auto-text-indent="false"/>
    </style:style>
    <style:style style:name="P10" style:family="paragraph" style:parent-style-name="Text_20_body">
      <style:paragraph-properties fo:margin-left="0cm" fo:margin-right="0cm" style:line-height-at-least="0.577cm" fo:text-indent="0cm" style:auto-text-indent="false"/>
      <style:text-properties fo:font-variant="normal" fo:text-transform="none" fo:color="#252525" style:font-name="sans-serif" fo:font-size="10.3999996185303pt" fo:letter-spacing="normal" fo:font-style="normal" fo:font-weight="normal"/>
    </style:style>
    <style:style style:name="P11" style:family="paragraph" style:parent-style-name="Text_20_body">
      <style:paragraph-properties fo:margin-left="0.079cm" fo:margin-right="0cm" fo:margin-top="0cm" fo:margin-bottom="0cm" style:contextual-spacing="false" style:line-height-at-least="0.577cm" fo:text-align="start" style:justify-single-word="false" fo:text-indent="0cm" style:auto-text-indent="false"/>
      <style:text-properties fo:font-variant="normal" fo:text-transform="none" fo:color="#0b0080" style:text-line-through-style="none" style:text-line-through-type="none" fo:letter-spacing="normal" style:text-underline-style="none" style:text-blinking="false" fo:background-color="#f9f9f9" fo:padding="0cm" fo:border="none"/>
    </style:style>
    <style:style style:name="P12" style:family="paragraph" style:parent-style-name="Heading_20_2">
      <style:text-properties fo:font-variant="normal" fo:text-transform="none" fo:color="#000000" style:font-name="sans-serif" fo:letter-spacing="normal" fo:font-style="normal" fo:font-weight="normal" officeooo:rsid="00087584" officeooo:paragraph-rsid="00087584"/>
    </style:style>
    <style:style style:name="P13" style:family="paragraph" style:parent-style-name="Heading_20_2" style:list-style-name="">
      <style:text-properties fo:font-variant="normal" fo:text-transform="none" fo:color="#000000" style:font-name="sans-serif" fo:letter-spacing="normal" fo:font-style="normal" fo:font-weight="normal" officeooo:rsid="00087584" officeooo:paragraph-rsid="00087584"/>
    </style:style>
    <style:style style:name="P14" style:family="paragraph" style:parent-style-name="Heading_20_2">
      <style:paragraph-properties fo:margin-left="0cm" fo:margin-right="0cm" fo:line-height="130%" fo:text-indent="0cm" style:auto-text-indent="false" fo:padding="0cm" fo:border="none"/>
      <style:text-properties fo:font-variant="normal" fo:text-transform="none" fo:color="#000000" style:font-name="sans-serif" fo:letter-spacing="normal" fo:font-style="normal" fo:font-weight="normal"/>
    </style:style>
    <style:style style:name="P15" style:family="paragraph" style:parent-style-name="Heading_20_3">
      <style:paragraph-properties fo:margin-left="0cm" fo:margin-right="0cm" fo:margin-top="0cm" fo:margin-bottom="0cm" style:contextual-spacing="false" fo:line-height="160%" fo:text-indent="0cm" style:auto-text-indent="false" fo:padding="0cm" fo:border="none"/>
      <style:text-properties fo:font-variant="normal" fo:text-transform="none" fo:color="#000000" style:font-name="sans-serif" fo:letter-spacing="normal" fo:font-style="normal" fo:font-weight="bold"/>
    </style:style>
    <style:style style:name="P16" style:family="paragraph" style:parent-style-name="Preformatted_20_Text">
      <style:paragraph-properties fo:margin-left="0cm" fo:margin-right="0cm" fo:margin-top="0cm" fo:margin-bottom="0.499cm" style:contextual-spacing="false" fo:text-indent="0cm" style:auto-text-indent="false" fo:padding="0.049cm" fo:border="0.06pt solid #dddddd"/>
      <style:text-properties fo:font-variant="normal" fo:text-transform="none" fo:color="#000000" style:font-name="monospace" fo:font-size="10.3999996185303pt" fo:letter-spacing="normal" fo:font-style="normal" fo:font-weight="normal"/>
    </style:style>
    <style:style style:name="T1" style:family="text">
      <style:text-properties fo:font-variant="normal" fo:text-transform="none" fo:color="#252525" style:font-name="sans-serif" fo:font-size="10.3999996185303pt" fo:letter-spacing="normal" fo:font-style="normal" fo:font-weight="normal"/>
    </style:style>
    <style:style style:name="T2" style:family="text">
      <style:text-properties fo:font-variant="normal" fo:text-transform="none" fo:color="#252525" style:font-name="monospace" fo:font-size="10.3999996185303pt" fo:letter-spacing="normal" fo:font-style="normal" fo:font-weight="normal" fo:background-color="#f9f9f9" loext:char-shading-value="0"/>
    </style:style>
    <style:style style:name="T3" style:family="text">
      <style:text-properties fo:font-variant="normal" fo:text-transform="none" fo:color="#0b0080" style:text-line-through-style="none" style:text-line-through-type="none" style:font-name="sans-serif" fo:font-size="10.3999996185303pt" fo:letter-spacing="normal" fo:font-style="normal" style:text-underline-style="none" fo:font-weight="normal" style:text-blinking="false"/>
    </style:style>
    <style:style style:name="T4" style:family="text">
      <style:text-properties fo:font-variant="normal" fo:text-transform="none" fo:color="#663366" style:text-line-through-style="none" style:text-line-through-type="none" style:font-name="sans-serif" fo:font-size="10.3999996185303pt" fo:letter-spacing="normal" fo:font-style="normal" style:text-underline-style="none" fo:font-weight="normal" style:text-blinking="false" fo:background-color="transparent" loext:char-shading-value="0" fo:padding="0cm" fo:border="none"/>
    </style:style>
    <style:style style:name="fr1" style:family="graphic" style:parent-style-name="Graphics">
      <style:graphic-properties fo:margin-left="0cm" fo:margin-right="0cm" fo:margin-top="0cm" fo:margin-bottom="0cm" style:vertical-pos="top" style:vertical-rel="baseline" fo:padding="0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
      <text:p text:style-name="P3"/>
      <text:p text:style-name="P4">THIS IS LibreOffice Weekly News #3</text:p>
      <text:h text:style-name="P12" text:outline-level="2"/>
      <text:h text:style-name="P12" text:outline-level="2"><text:bookmark text:name="Yet_another_migration_to_LibreOffice"/>Yet another migration to LibreOffice</text:h>
      <text:p text:style-name="P6"><draw:a xlink:type="simple" xlink:href="https://wiki.documentfoundation.org/File:LOWN_3_Kerala_Legislative_Assembly_migares_to_Free_Software.png"><draw:frame draw:style-name="fr1" draw:name="Image1" text:anchor-type="as-char" svg:width="5.29cm" svg:height="6.285cm" draw:z-index="0"><draw:image xlink:href="https://wiki.documentfoundation.org/images/thumb/a/a4/LOWN_3_Kerala_Legislative_Assembly_migares_to_Free_Software.png/200px-LOWN_3_Kerala_Legislative_Assembly_migares_to_Free_Software.png" xlink:type="simple" xlink:show="embed" xlink:actuate="onLoad"/></draw:frame></draw:a></text:p>
      <text:p text:style-name="P11"><draw:a xlink:type="simple" xlink:href="https://wiki.documentfoundation.org/File:LOWN_3_Kerala_Legislative_Assembly_migares_to_Free_Software.png"><draw:frame draw:style-name="fr2" draw:name="Image2" text:anchor-type="as-char" svg:width="0.446cm" svg:height="0.34cm" draw:z-index="1"><draw:image xlink:href="https://wiki.documentfoundation.org/skins/common/images/magnify-clip.png" xlink:type="simple" xlink:show="embed" xlink:actuate="onLoad"/></draw:frame></draw:a></text:p>
      <text:p text:style-name="P2">Announce from Zyxware Technologies</text:p>
      <text:p text:style-name="P9"><text:span text:style-name="T1">Anivar Aravind is a secretary working at the Swathanthra Malayalam Computing (SMC). "Swathanthra Malayalam Computing (SMC) is a free software collective engaged in development, localization, standardization and popularization of various Free and Open Source Softwares in Malayalam language"</text:span><text:bookmark text:name="cite_ref-smcMeaning_15-0"/><text:a xlink:type="simple" xlink:href="https://wiki.documentfoundation.org/WikiAction/submit/LOWN/3#cite_note-smcMeaning-15"><text:span text:style-name="T3">[15]</text:span></text:a><text:span text:style-name="T1">.</text:span></text:p>
      <text:p text:style-name="P9"><text:span text:style-name="T1">He reported in our mailing list last week </text:span><text:bookmark text:name="cite_ref-newMigration_16-0"/><text:a xlink:type="simple" xlink:href="https://wiki.documentfoundation.org/WikiAction/submit/LOWN/3#cite_note-newMigration-16"><text:span text:style-name="T3">[16]</text:span></text:a><text:span text:style-name="T1"> that Kerala Legislative Assembly (Kerala is one of the 29 States in India) will migrate to FOSS solutions, including LibreOffice (</text:span><text:a xlink:type="simple" xlink:href="http://listarchives.libreoffice.org/global/marketing/msg17046.html"><text:span text:style-name="T4">see these news links in English publications</text:span></text:a><text:span text:style-name="T1">).</text:span></text:p>
      <text:p text:style-name="P10">This is rather great news but not astonishing as Windows XP expired from extended grace support period on April 8. We are indeed subjected to see more migrations like this in the future. As Microsoft current solutions are way asking for much computational power, old machines (we assume) cannot follow this "macrosoft" trends. Instead of throwing all the hardware, FOSS operating systems and applications can be a solution, beyond providing work to local FOSS companies.</text:p>
      <text:h text:style-name="P14" text:outline-level="2"><text:bookmark text:name=".22Let.27s_get_trained_about_LibreOffice.22"/>"Let's get trained about LibreOffice"</text:h>
      <text:p text:style-name="P10">This is statement school headmasters from Laos could have said when they accepted to conduct an Open Source software training in their public secondary school.</text:p>
      <text:p text:style-name="P10">Thanks to Anousak Souphavanh, who is pushing Open Source in Laos for about 15 years, the first ever Open Source training in public schools for both students and teachers is organized from 14 to 30 July. This training was titled 'Free Open Source Software adoption in secondary schools' and namely 10 major high schools in the capital of Laos participated in.</text:p>
      <text:p text:style-name="P10">LibreOffice has been chosen as the major office application. This initiation to LibreOffice will <text:soft-page-break/>cover Writer, Calc, Impress, and Math and concentrates 10% of the time on technical theory and the ramining 90% on practice.</text:p>
      <text:p text:style-name="P9"><text:span text:style-name="T1">"The Ministry of Post and Telecommunications' Department of Planning and Cooperation received funding from ASEAN ICT and we are the main partner for the training." said Mr. Souphavanh. This was clearly showing that his goal was reached, after so much time spending to try to convince people to further support Open Source development even since the old days of OpenOffice</text:span><text:bookmark text:name="cite_ref-trainingOldDays_17-0"/><text:a xlink:type="simple" xlink:href="https://wiki.documentfoundation.org/WikiAction/submit/LOWN/3#cite_note-trainingOldDays-17"><text:span text:style-name="T3">[17]</text:span></text:a><text:span text:style-name="T1">. Congratulations to him for his hard work</text:span><text:bookmark text:name="cite_ref-training_18-0"/><text:a xlink:type="simple" xlink:href="https://wiki.documentfoundation.org/WikiAction/submit/LOWN/3#cite_note-training-18"><text:span text:style-name="T3">[18]</text:span></text:a><text:span text:style-name="T1">.</text:span></text:p>
      <text:h text:style-name="P14" text:outline-level="2"><text:bookmark text:name="Compilation_on_Windows"/>Compilation on Windows</text:h>
      <text:h text:style-name="P15" text:outline-level="3"><text:bookmark text:name="Still_not_easy_for_newcomers"/>Still not easy for newcomers</text:h>
      <text:p text:style-name="P9"><text:span text:style-name="T1">Indeed, aside the problem he has to reach the mailing list, Yonggang Chen, a new contributor wanting to contribute on the PDF side, was unable to get a Visual Studio project. The compilation help on the wiki is indeed still useless. As we raised this problem in a last edition, help in restructuring/rewriting the Windows compilation instructions is highy welcome. Having to watch a video to be able to compile is definitely not the easiest way and the more up-to-date solution.</text:span><text:bookmark text:name="cite_ref-windowsCompilation_19-0"/><text:a xlink:type="simple" xlink:href="https://wiki.documentfoundation.org/WikiAction/submit/LOWN/3#cite_note-windowsCompilation-19"><text:span text:style-name="T3">[19]</text:span></text:a></text:p>
      <text:h text:style-name="P15" text:outline-level="3"><text:bookmark text:name="Reduce_compilation_time_on_Windows"/>Reduce compilation time on Windows</text:h>
      <text:p text:style-name="P9"><text:span text:style-name="T1">Seems like the native make version we discussed in previous editions is now showing its full potential.</text:span><text:bookmark text:name="cite_ref-nativeMake_20-0"/><text:a xlink:type="simple" xlink:href="https://wiki.documentfoundation.org/WikiAction/submit/LOWN/3#cite_note-nativeMake-20"><text:span text:style-name="T3">[20]</text:span></text:a><text:span text:style-name="T1"> LibreOffice developers working on Windows or Windows tinderbox mainteners can now have fatser builds too.</text:span></text:p>
      <text:p text:style-name="P10">The following trick works only on master and 4.4 for now. 4.3 and below must still use the standard Cygwin build.</text:p>
      <text:list xml:id="list262948532674391630" text:style-name="L1">
        <text:list-item>
          <text:p text:style-name="P7"><text:span text:style-name="T1">First download a Win32 version of make, like </text:span><text:a xlink:type="simple" xlink:href="http://people.freedesktop.org/~mst/make-85047eb-msvc.exe"><text:span text:style-name="T4">from here</text:span></text:a></text:p>
        </text:list-item>
        <text:list-item>
          <text:p text:style-name="P5"><text:span text:style-name="T1">Then, add a line to </text:span><text:span text:style-name="Source_20_Text"><text:span text:style-name="T2">autogen.input</text:span></text:span><text:span text:style-name="T1">:</text:span></text:p>
        </text:list-item>
      </text:list>
      <text:p text:style-name="P16">MAKE=C:/path/to/make.exe</text:p>
      <text:p text:style-name="P8"><text:span text:style-name="T1">For the reasons why it is recommended to switch to Win32 make for future releases, read </text:span><text:a xlink:type="simple" xlink:href="http://lists.freedesktop.org/archives/libreoffice/2014-June/061727.html"><text:span text:style-name="T4">this great summary</text:span></text:a><text:span text:style-name="T1">. Thanks again Michael Stahl!</text:span></text:p>
      <text:h text:style-name="P15" text:outline-level="3"><text:bookmark text:name="Compilation_with_Visual_Studio_2013"/>Compilation with Visual Studio 2013</text:h>
      <text:p text:style-name="P10">As a reminder, in the previous LOWN editions, we made a summary of the toolchains used for each LibreOffice builds, at least for Windows, OS X and GNU/Linux platforms. Since LibreOffice 4.3, the Windows compilation is performed thanks to Visual Studio 2012. Since the 2013 version is now out and Visual Studio will be updated continuously, it has been discussed about the ability to upgrade to this toolchain for Windows builds.</text:p>
      <text:h text:style-name="P14" text:outline-level="2"><text:bookmark text:name="LibreOffice_for_Mobile_will_be_soon_a_reality"/>LibreOffice for Mobile will be soon a reality</text:h>
      <text:p text:style-name="P9"><text:span text:style-name="T1">This week too, we saw a rather huge announcement</text:span><text:bookmark text:name="cite_ref-mobileLibO_21-0"/><text:a xlink:type="simple" xlink:href="https://wiki.documentfoundation.org/WikiAction/submit/LOWN/3#cite_note-mobileLibO-21"><text:span text:style-name="T3">[21]</text:span></text:a><text:span text:style-name="T1">. As a reminder, at the first LibreOffice conference The Document Foundation announced plans to migrate LibreOffice to mobile devices, but not by rewriting our office suite from scratch, but by reusing 90% of the code base and writing 10% exclusively for the target platform. The migration of 90% of the code base was actually made. What we need is to work on the 10% side, actually the UI stuff. </text:span><text:a xlink:type="simple" xlink:href="https://www.youtube.com/watch?v=E2vNTkTQi60"><text:span text:style-name="T4">A Michael Meeks interview at FOSDEM 2013</text:span></text:a><text:span text:style-name="T1"> (until 2m25s) showed in which direction the development was going on.</text:span></text:p>
      <text:p text:style-name="P8"><text:span text:style-name="T1">As you see on the demo made by Michael in the afore mentionned video and according to what </text:span><text:a xlink:type="simple" xlink:href="https://twitter.com/willubuntu/status/362977920454635520"><text:span text:style-name="T4">I could actually test on my mobile device a year ago</text:span></text:a><text:span text:style-name="T1">, the LibreOffice code is currently compiling great on Android (and on iOS too), but the UI is clearly not adapted. Android has </text:span><text:soft-page-break/><text:span text:style-name="T1">currently a working viewer which has to be improved continuously to integrate the UI allowing document to be modified. Until now, progress on this side was community driven and thus improvement were rather low. But this is gonna change.</text:span></text:p>
      <text:p text:style-name="P10">Indeed, Smoose, a company from Netherlands, driven by open source projects, provided funding for LibreOffice to run on Android.</text:p>
      <text:p text:style-name="P10">Ideas from the previous LibreOffice Android Viewer (showed in the above video) were taken back and merged with the Fennec browser (Firefox Mobile). Indeed, rendering a webpage or rendering an office document, is basically the same, and Mozilla already fixed most of the developpement problems LibreOffice developers would need to solve; Why reivent the wheel? At this stage, a working tiled viewer is already working. I have not had the opportunity to test it by myself on my own device yet, but the first impressions were actually great, because the app is quite reactive and smooth as it is accelerated by OpenGL. We see here the first positive effects of the LibreOfficeKit interface we wrote about in one of the previous LibreOffice Weekly report.</text:p>
      <text:p text:style-name="P10">According to the developers working on this side of the LibreOffice project, thanks to the funding brought by Smoose, we could already have a working viewer for LibreOffice 4.4 which should be released this f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imbus Roman No9 L" svg:font-family="'Nimbus Roman No9 L'"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49cm" style:contextual-spacing="false" fo:line-height="115%" fo:text-align="justify" style:justify-single-word="false"/>
      <style:text-properties style:font-name="DejaVu Sans" fo:font-family="'DejaVu Sans'" style:font-style-name="Book"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fo:padding="0.499cm" fo:border-left="none" fo:border-right="none" fo:border-top="none" fo:border-bottom="0.06pt solid #000000" style:shadow="none" fo:keep-with-next="always" style:join-border="false"/>
      <style:text-properties style:font-name="DejaVu Sans Light" fo:font-family="'DejaVu Sans Light'" style:font-style-name="ExtraLight" style:font-family-generic="swiss" style:font-pitch="variable" fo:font-size="16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fo:padding="0.049cm" fo:border-left="none" fo:border-right="none" fo:border-top="none" fo:border-bottom="0.06pt solid #000000"/>
      <style:text-properties fo:font-size="12pt" fo:font-weight="150"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text-align="start" style:justify-single-word="false" fo:padding="0.049cm" fo:border-left="none" fo:border-right="none" fo:border-top="none" fo:border-bottom="0.06pt solid #000000"/>
      <style:text-properties fo:font-size="75%" fo:font-style="normal" fo:font-weight="150"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start" style:justify-single-word="false" fo:padding="0.049cm" fo:border-left="none" fo:border-right="none" fo:border-top="none" fo:border-bottom="0.06pt solid #000000"/>
      <style:text-properties fo:font-size="69%" fo:font-weight="1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text-align="start" style:justify-single-word="false" fo:padding="0.049cm" fo:border-left="none" fo:border-right="none" fo:border-top="none" fo:border-bottom="0.06pt solid #000000"/>
      <style:text-properties fo:font-size="69%" fo:font-style="normal" fo:font-weight="150"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fo:padding="0.049cm" fo:border-left="none" fo:border-right="none" fo:border-top="none" fo:border-bottom="0.06pt solid #000000"/>
      <style:text-properties fo:font-size="69%" fo:font-weight="150"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text-align="start" style:justify-single-word="false" fo:padding="0.049cm" fo:border-left="none" fo:border-right="none" fo:border-top="none" fo:border-bottom="0.06pt solid #000000"/>
      <style:text-properties fo:font-size="69%" fo:font-weight="150" style:font-size-asian="75%" style:font-weight-asian="bold" style:font-size-complex="75%" style:font-weight-complex="600"/>
    </style:style>
    <style:style style:name="Heading_20_7" style:display-name="Heading 7" style:family="paragraph" style:parent-style-name="Heading" style:next-style-name="Text_20_body" style:default-outline-level="7" style:class="text">
      <style:paragraph-properties fo:text-align="start" style:justify-single-word="false" fo:padding="0.049cm" fo:border-left="none" fo:border-right="none" fo:border-top="none" fo:border-bottom="0.06pt solid #000000"/>
      <style:text-properties fo:font-size="69%" fo:font-weight="150" style:font-size-asian="75%" style:font-weight-asian="bold" style:font-size-complex="75%" style:font-weight-complex="600"/>
    </style:style>
    <style:style style:name="Heading_20_8" style:display-name="Heading 8" style:family="paragraph" style:parent-style-name="Heading" style:next-style-name="Text_20_body" style:default-outline-level="8" style:class="text">
      <style:paragraph-properties fo:text-align="start" style:justify-single-word="false" fo:padding="0.049cm" fo:border-left="none" fo:border-right="none" fo:border-top="none" fo:border-bottom="0.06pt solid #000000"/>
      <style:text-properties fo:font-size="69%" fo:font-weight="150" style:font-size-asian="75%" style:font-weight-asian="bold" style:font-size-complex="75%" style:font-weight-complex="600"/>
    </style:style>
    <style:style style:name="Heading_20_9" style:display-name="Heading 9" style:family="paragraph" style:parent-style-name="Heading" style:next-style-name="Text_20_body" style:default-outline-level="9" style:class="text">
      <style:paragraph-properties fo:text-align="start" style:justify-single-word="false" fo:padding="0.049cm" fo:border-left="none" fo:border-right="none" fo:border-top="none" fo:border-bottom="0.06pt solid #000000"/>
      <style:text-properties fo:font-size="69%" fo:font-weight="150"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text-align="start" style:justify-single-word="false" fo:padding="0.049cm" fo:border-left="none" fo:border-right="none" fo:border-top="none" fo:border-bottom="0.06pt solid #000000"/>
      <style:text-properties fo:font-size="69%" fo:font-weight="150" style:font-size-asian="75%" style:font-weight-asian="bold" style:font-size-complex="75%"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Untitled1" style:family="paragraph" style:parent-style-name="Endnot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paragraph" style:parent-style-name="Standard">
      <style:paragraph-properties fo:text-align="start" style:justify-single-word="false" fo:padding="0.049cm" fo:border="0.06pt solid #000000" style:shadow="none"/>
      <style:text-properties style:font-name="DejaVu Sans Mono" fo:font-family="'DejaVu Sans Mono'" style:font-style-name="Book" style:font-family-generic="modern" style:font-pitch="fixed" fo:font-size="9pt" style:font-size-asian="10.5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style:font-name-asian="Droid Sans Fallback1" style:font-family-asian="'Droid Sans Fallback'" style:font-family-generic-asian="modern" style:font-pitch-asian="fixed" style:font-size-asian="10.5pt" style:font-name-complex="FreeSans2" style:font-family-complex="FreeSans"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DejaVu Sans'" style:font-style-name="Book"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DejaVu Sans'" style:font-style-name="Book"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DejaVu Sans'" style:font-style-name="Book"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DejaVu Sans'" style:font-style-name="Book"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DejaVu Sans'" style:font-style-name="Book"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DejaVu Sans'" style:font-style-name="Book"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DejaVu Sans'" style:font-style-name="Book"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DejaVu Sans'" style:font-style-name="Book"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DejaVu Sans'" style:font-style-name="Book"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DejaVu Sans'" style:font-style-name="Book" style:font-family-generic="swiss"/>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8T15:51:20.632993227</meta:creation-date>
    <meta:editing-duration>P0D</meta:editing-duration>
    <meta:editing-cycles>2</meta:editing-cycles>
    <meta:generator>LibreOffice/4.2.5.2$Linux_X86_64 LibreOffice_project/420m0$Build-2</meta:generator>
    <dc:title>Normal</dc:title>
    <dc:date>2014-07-28T15:53:02.957269213</dc:date>
    <meta:document-statistic meta:table-count="0" meta:image-count="2" meta:object-count="0" meta:page-count="3" meta:paragraph-count="32" meta:word-count="1002" meta:character-count="6132" meta:non-whitespace-character-count="5169"/>
    <meta:template xlink:type="simple" xlink:actuate="onRequest" xlink:title="Normal" xlink:href="../../../../../.config/libreoffice/4/user/template/Presentation%20Backgrounds/Normal1.ott" meta:date="2014-07-28T15:51:20.418245452"/>
  </office:meta>
</office:document-meta>
</file>